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118b" officeooo:paragraph-rsid="0014118b"/>
    </style:style>
    <style:style style:name="P2" style:family="paragraph" style:parent-style-name="Standard">
      <style:text-properties officeooo:rsid="001452cd" officeooo:paragraph-rsid="001452cd"/>
    </style:style>
    <style:style style:name="P3" style:family="paragraph" style:parent-style-name="Standard">
      <style:text-properties officeooo:rsid="00158bf3" officeooo:paragraph-rsid="0016f5d8"/>
    </style:style>
    <style:style style:name="T1" style:family="text">
      <style:text-properties officeooo:rsid="001452cd"/>
    </style:style>
    <style:style style:name="T2" style:family="text">
      <style:text-properties officeooo:rsid="0016f5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ssier de définition</text:p>
      <text:p text:style-name="Standard"/>
      <text:p text:style-name="Standard">Alexeï DOUILLARD</text:p>
      <text:p text:style-name="Standard">Juan Pablo BARONA CIFUENTES</text:p>
      <text:p text:style-name="Standard">Ted KOYAZANDE</text:p>
      <text:p text:style-name="Standard">Amr TAOUIS</text:p>
      <text:p text:style-name="Standard">Abdelmoughit HAJJI LAAMOURI</text:p>
      <text:p text:style-name="Standard"/>
      <text:p text:style-name="P1">Nous sommes une équipe d’étudiants en deuxième année d’école d’ingénieurs à l’École Nationale Supérieure de l’Électronique et de ses Applications (ENSEA)</text:p>
      <text:p text:style-name="P1"/>
      <text:p text:style-name="P1">Cette année l’association de robotique de l’ENSEA, Ares, participe au Cansat avec 2 projets : Vortex et CanAres .</text:p>
      <text:p text:style-name="P1">Ce dossier de définition concerne le projet Vortex.</text:p>
      <text:p text:style-name="P1"/>
      <text:p text:style-name="P1">Mission princi<text:span text:style-name="T1">p</text:span>ale :</text:p>
      <text:p text:style-name="P1"/>
      <text:p text:style-name="P1">Déploiement du parachute :</text:p>
      <text:p text:style-name="P1">Pour déployer le parachute à la bonne altitude nous avons prévu d’utiliser un un baromètre pour déterminer la hauteur de la canette par rapport au sol. Po<text:span text:style-name="T1">u</text:span>r sortir le parachute principal <text:span text:style-name="T1">nous pensons utiliser un</text:span> drogue chute <text:span text:style-name="T1">inspiré par le Kirigami (Art japonais de la découpe du papier pour faire des figures 3D)</text:span>. <text:span text:style-name="T1">Ce drogue chute sera utilisé comme couvercle du Cansat et sera retenue par un fil serrant le parachute sur les bords de la canette. Ce fil sera maintenu tendu par un servomoteur relié à la carte mère. Une fois la hauteur souhaitée atteinte le servo relâche la tension de la ficelle libérant le drogue chute. Un fois libéré celui ci entraîne le parachute principal hors du Cansat.</text:span></text:p>
      <text:p text:style-name="P1"/>
      <text:p text:style-name="P2">Modèle du baromètre : BNP051</text:p>
      <text:p text:style-name="P2">Les parachutes en kirigami sont inspiré de ceux de cet article :</text:p>
      <text:p text:style-name="P2"/>
      <text:p text:style-name="P2">Mission secondaires :</text:p>
      <text:p text:style-name="P2"/>
      <text:p text:style-name="P2">- Etude topographique</text:p>
      <text:p text:style-name="P3">Nous souhaitons réaliser une topographie du sol avec un Lidar pour cela nous allons utiliser un capteur Time Of Flight (TOF) pour déterminer la distance entre le point et la canette et une centrale inertielle 9 axes afin de savoir où pointe le TOF. Les points mappés dépendrons donc de l’orientation de la canette nous comptons mettre la canette en rotation afin de permettre au TOF de faire une spirale de points. <text:span text:style-name="T2">La rotation est induite par des stries le long de la canette avec des petites ailettes se déployant de manière passive. Pour ne pas emmêler le parachute nous pensons mettre un roulement à bille pour permettre à la canette de tourner librement</text:span> </text:p>
      <text:p text:style-name="P1"/>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2T09:42:57.719840067</meta:creation-date>
    <dc:date>2025-11-22T15:30:21.559287856</dc:date>
    <meta:editing-duration>PT1H33M11S</meta:editing-duration>
    <meta:editing-cycles>3</meta:editing-cycles>
    <meta:generator>LibreOffice/24.2.7.2$Linux_X86_64 LibreOffice_project/420$Build-2</meta:generator>
    <meta:document-statistic meta:table-count="0" meta:image-count="0" meta:object-count="0" meta:page-count="1" meta:paragraph-count="17" meta:word-count="328" meta:character-count="1963" meta:non-whitespace-character-count="1651"/>
  </office:meta>
</office:document-meta>
</file>